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rby Results</text:p>
      <text:p text:style-name="Standard"/>
      <text:p text:style-name="Standard">The Derby Race has concluded! The horses’ times have been posted. There are N (1 &lt;= N &lt;= 5,000) horse participants. Their race results are posted in Hours (0 &lt;= Hours &lt;= 99), Minutes (0 &lt;= Minutes &lt;= 59), and Seconds (0 &lt;= Seconds &lt;= 59). Please help out the race coordinators by sorting the race results into ascending order (shortest to longest). </text:p>
      <text:p text:style-name="Standard"/>
      <text:p text:style-name="Standard">An example would be if there were 5 horses and below are their times:</text:p>
      <text:p text:style-name="Standard"/>
      <text:p text:style-name="Standard">1:12:35</text:p>
      <text:p text:style-name="Standard">1:05:41</text:p>
      <text:p text:style-name="Standard">0:58:34</text:p>
      <text:p text:style-name="Standard">1:45:23</text:p>
      <text:p text:style-name="Standard">0:49:22</text:p>
      <text:p text:style-name="Standard">The sorted times would be as follows:</text:p>
      <text:p text:style-name="Standard"/>
      <text:p text:style-name="Standard">0:49:22</text:p>
      <text:p text:style-name="Standard">0:58:34</text:p>
      <text:p text:style-name="Standard">1:05:41</text:p>
      <text:p text:style-name="Standard">1:12:35</text:p>
      <text:p text:style-name="Standard">1:45:23</text:p>
      <text:p text:style-name="Standard">INPUT FORMAT</text:p>
      <text:p text:style-name="Standard"/>
      <text:p text:style-name="Standard">Line 1: An integer N (number of horses)</text:p>
      <text:p text:style-name="Standard">Lines 2..N+1: Line i+1 contains horse i’s times as 3 integers separated by space (Hours, MInutes, Seconds)</text:p>
      <text:p text:style-name="Standard"/>
      <text:p text:style-name="Standard">OUTPUT FORMAT</text:p>
      <text:p text:style-name="Standard"/>
      <text:p text:style-name="Standard">Lines 1..N: Each line contains 3 space-separated integers indicating each horse’s time</text:p>
      <text:p text:style-name="Standard"/>
      <text:p text:style-name="Standard">SAMPLE INPUT</text:p>
      <text:p text:style-name="Standard"/>
      <text:p text:style-name="Standard">5</text:p>
      <text:p text:style-name="Standard">1 12 35</text:p>
      <text:p text:style-name="Standard">1 5 41</text:p>
      <text:p text:style-name="Standard">0 58 34</text:p>
      <text:p text:style-name="Standard">1 45 23</text:p>
      <text:p text:style-name="Standard">0 49 22</text:p>
      <text:p text:style-name="Standard">SAMPLE OUTPUT</text:p>
      <text:p text:style-name="Standard"/>
      <text:p text:style-name="Standard">0 49 22</text:p>
      <text:p text:style-name="Standard">0 58 34</text:p>
      <text:p text:style-name="Standard">1 5 41</text:p>
      <text:p text:style-name="Standard">1 12 35</text:p>
      <text:p text:style-name="Standard">1 45 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0T08:35:57.892000000</meta:creation-date>
    <dc:date>2022-05-20T08:36:49.890000000</dc:date>
    <meta:editing-duration>PT52S</meta:editing-duration>
    <meta:editing-cycles>1</meta:editing-cycles>
    <meta:document-statistic meta:table-count="0" meta:image-count="0" meta:object-count="0" meta:page-count="1" meta:paragraph-count="32" meta:word-count="172" meta:character-count="888" meta:non-whitespace-character-count="747"/>
    <meta:generator>LibreOffice/5.4.6.2$Windows_X86_64 LibreOffice_project/4014ce260a04f1026ba855d3b8d91541c224eab8</meta:generator>
  </office:meta>
</office:document-meta>
</file>